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ize="12pt" officeooo:paragraph-rsid="00191905" style:font-size-asian="12pt" style:font-size-complex="12pt"/>
    </style:style>
    <style:style style:name="P2" style:family="paragraph" style:parent-style-name="Text_20_body">
      <style:text-properties fo:font-size="12pt" officeooo:paragraph-rsid="0019eef5" style:font-size-asian="12pt" style:font-size-complex="12pt"/>
    </style:style>
    <style:style style:name="P3" style:family="paragraph" style:parent-style-name="Text_20_body">
      <style:text-properties fo:font-size="12pt" officeooo:paragraph-rsid="001c27c3" style:font-size-asian="12pt" style:font-size-complex="12pt"/>
    </style:style>
    <style:style style:name="P4" style:family="paragraph" style:parent-style-name="Text_20_body">
      <style:text-properties fo:font-size="12pt" officeooo:paragraph-rsid="001cb95a" style:font-size-asian="12pt" style:font-size-complex="12pt"/>
    </style:style>
    <style:style style:name="P5" style:family="paragraph" style:parent-style-name="Text_20_body">
      <style:text-properties fo:font-size="12pt" officeooo:paragraph-rsid="001e9579" style:font-size-asian="12pt" style:font-size-complex="12pt"/>
    </style:style>
    <style:style style:name="P6" style:family="paragraph" style:parent-style-name="Text_20_body">
      <style:text-properties officeooo:paragraph-rsid="00204121"/>
    </style:style>
    <style:style style:name="P7" style:family="paragraph" style:parent-style-name="Heading_20_3">
      <style:text-properties fo:font-size="13pt" officeooo:paragraph-rsid="00191905" style:font-size-asian="13pt" style:font-size-complex="13pt"/>
    </style:style>
    <style:style style:name="P8" style:family="paragraph" style:parent-style-name="Heading_20_3">
      <style:paragraph-properties fo:break-before="page"/>
      <style:text-properties officeooo:paragraph-rsid="00204121"/>
    </style:style>
    <style:style style:name="T1" style:family="text">
      <style:text-properties officeooo:rsid="00191905"/>
    </style:style>
    <style:style style:name="T2" style:family="text">
      <style:text-properties officeooo:rsid="0019eef5"/>
    </style:style>
    <style:style style:name="T3" style:family="text">
      <style:text-properties officeooo:rsid="001aa536"/>
    </style:style>
    <style:style style:name="T4" style:family="text">
      <style:text-properties officeooo:rsid="001c27c3"/>
    </style:style>
    <style:style style:name="T5" style:family="text">
      <style:text-properties officeooo:rsid="001cb95a"/>
    </style:style>
    <style:style style:name="T6" style:family="text">
      <style:text-properties officeooo:rsid="001e9579"/>
    </style:style>
    <style:style style:name="T7" style:family="text">
      <style:text-properties officeooo:rsid="00204121"/>
    </style:style>
    <style:style style:name="T8" style:family="text">
      <style:text-properties officeooo:rsid="0020b8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text:span text:style-name="T1">Tehokkuus</text:span></text:h>
      <text:p text:style-name="P1"><text:span text:style-name="T1">Ohjelma ratkaisee pääongelemansa elikkä algoritmien ajallisen vertailun määrittelydokumentin määrittämällä tavalla. Algoritmit on toteutettu mallin mukaan. Ohjelman pahin tapaus suorittaa jokaisen algoritmin kerran ja kopioi jokaiselle algoritmille oman taulukon syötteenä annetusta taulukosta. </text:span><text:span text:style-name="T2">Algoritmien omien toimintojen lisäksi oikeastaan vain käytetään muutamaa if lauseketta tarkistaakseen mitkä algoritmit on valittu vertailun kohteeksi ja tarkistetaan </text:span><text:span text:style-name="T5">järjestelmän</text:span><text:span text:style-name="T2"> </text:span><text:span text:style-name="T5">aika </text:span><text:span text:style-name="T2"><text:s/>kahdesti. </text:span><text:span text:style-name="T3">Ajantarkistuksista otetaan ylös kaksi long arvoa, joista lasketaan yksinkertaisella miinus ja jakolaskulla algoritmin suorittamiseen kulunut aika millisekuntteina. </text:span><text:span text:style-name="T8">Ohjelmassa on mahdollisuus myös tulostaa käytettävät taulukot, mutta tähän kulunutta aikaa ei oteta huomioon vaativuus analysissä sillä toiminnon voi myös ottaa pois päältä.</text:span></text:p>
      <text:p text:style-name="P1"><text:span text:style-name="T1"/></text:p>
      <text:h text:style-name="Heading_20_3" text:outline-level="3"><text:span text:style-name="T7">Perustelu</text:span></text:h>
      <text:p text:style-name="P2"><text:span text:style-name="T2">Ohjelman suorituksen perusidea pseudokoodina:</text:span></text:p>
      <text:p text:style-name="P2"><text:span text:style-name="T2"/></text:p>
      <text:p text:style-name="P2"><text:span text:style-name="T5">s</text:span><text:span text:style-name="T2">tartComparison ()</text:span></text:p>
      <text:p text:style-name="P2"><text:bookmark-start text:name="__DdeLink__46_1431724806"/><text:span text:style-name="T2">1. if mergeSortSelected == true</text:span></text:p>
      <text:p text:style-name="P2"><text:span text:style-name="T2">2.<text:tab/>timedSort(mergesort)</text:span><text:bookmark-end text:name="__DdeLink__46_1431724806"/></text:p>
      <text:p text:style-name="P2"><text:bookmark-start text:name="__DdeLink__48_1431724806"/><text:span text:style-name="T2">3. if quickSortSelected == true</text:span></text:p>
      <text:p text:style-name="P2"><text:span text:style-name="T2">4.<text:tab/>timedSort(quickSort)</text:span><text:bookmark-end text:name="__DdeLink__48_1431724806"/></text:p>
      <text:p text:style-name="P3"><text:span text:style-name="T4">5</text:span><text:span text:style-name="T2">. if </text:span><text:span text:style-name="T4">heap</text:span><text:span text:style-name="T2">SortSelected == true</text:span></text:p>
      <text:p text:style-name="P3"><text:span text:style-name="T4">6</text:span><text:span text:style-name="T2">.<text:tab/>timedSort</text:span><text:span text:style-name="T4">(heapSort</text:span><text:span text:style-name="T2">)</text:span></text:p>
      <text:p text:style-name="P3"><text:span text:style-name="T2"/></text:p>
      <text:p text:style-name="P3"><text:span text:style-name="T4">If lauseeseen kuluva aika on vakio ja niitä on kolme. Oleellisinta aikavaativuuden kannalta on se, että jokainen algoritmi suoritetaan enintään kerran, joista pahimmassa tapauksessa hitain on quickSort O(n²).</text:span></text:p>
      <text:p text:style-name="P3"><text:span text:style-name="T4"/></text:p>
      <text:p text:style-name="P4"><text:span text:style-name="T5">timedSort(algorithmClass)</text:span></text:p>
      <text:p text:style-name="P4"><text:span text:style-name="T5">1. algorithmClass.clone(A) // luokkaa kloonaa taulukon omaa käyttöönsä</text:span></text:p>
      <text:p text:style-name="P4"><text:span text:style-name="T5">2. start = currentTime</text:span><text:span text:style-name="T6">InNanoseconds</text:span></text:p>
      <text:p text:style-name="P5"><text:span text:style-name="T6">3. algorithmClass.sort()</text:span></text:p>
      <text:p text:style-name="P5"><text:span text:style-name="T6">4. elapsedTime = currentTimeInNanoseconds – start</text:span></text:p>
      <text:p text:style-name="P5"><text:span text:style-name="T6">5. print(elapsedTime/10000000)</text:span></text:p>
      <text:p text:style-name="P5"><text:span text:style-name="T6"/></text:p>
      <text:p text:style-name="P5"><text:span text:style-name="T6">Algoritmin suorittamisen lisäksi siis tarkistetaan tämän hetkinen aika kahdesti ja lasketaan yksinkertaisilla laskutoimituksilla kulunut aika. Aikaan liittyvät operaatiot ovat kaikki vakioaikaisia ja syötteestä riippumattomia. Syötteen mukaisia tauluja luodaan yhteensä enintään neljä joten tähän käytetty tila on O(4n). Jokaisella algoritmilla on siis käytössä yksi näistä tauluista ja ohjelma itse pitää muistissa omaa kopiotaan tauluista. Itse algoritmeista eniten tilaa vie mergeSort eli O(n). tilavaativuus on siisk oko testin osalta O(n) eikä se ylitä sitä.</text:span></text:p>
      <text:p text:style-name="P5"><text:span text:style-name="T6"/></text:p>
      <text:h text:style-name="P8" text:outline-level="3"><text:span text:style-name="T7">Ohjelman puutteet</text:span></text:h>
      <text:p text:style-name="P6"><text:span text:style-name="T7">Valitettavasti itse ohjelman demoamisosuus jää vajaaksi. Demoaminen oli hankala toteuttaa visuaalisesti järkevästi haluamallani tavalla algoritmien rekursiivisuuden takia. Joten keskityin täysin ohjelman oleelliseen osioon eli aikavertailuun. Itse aikavertailuun olen tyytyväinen. Ohjelmaan voisi lisätä enemmän tapoja luoda vertailutauluja, mutta tämän on enemmänkin laajennusmahdollisuus, kuin puu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i </meta:initial-creator>
    <meta:creation-date>2014-02-24T19:07:42</meta:creation-date>
    <dc:date>2014-02-24T21:56:48</dc:date>
    <dc:creator>Jari </dc:creator>
    <meta:editing-duration>PT2H38M</meta:editing-duration>
    <meta:editing-cycles>9</meta:editing-cycles>
    <meta:generator>LibreOffice/3.6$Linux_x86 LibreOffice_project/360m1$Build-2</meta:generator>
    <meta:document-statistic meta:table-count="0" meta:image-count="0" meta:object-count="0" meta:page-count="2" meta:paragraph-count="21" meta:word-count="294" meta:character-count="2491" meta:non-whitespace-character-count="2491"/>
  </office:meta>
</office:document-meta>
</file>